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35H0009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5H0009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5H0009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5H0009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5H0009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5H0009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5H0009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5H0009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5H0009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5H0009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5H0009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5H0009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